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.496cm" style:rel-column-width="5766*"/>
    </style:style>
    <style:style style:name="Tabelle2.B" style:family="table-column">
      <style:table-column-properties style:column-width="9.511cm" style:rel-column-width="36663*"/>
    </style:style>
    <style:style style:name="Tabelle2.C" style:family="table-column">
      <style:table-column-properties style:column-width="5.994cm" style:rel-column-width="23106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1" fo:font-weight="bold" officeooo:rsid="004dac6b" officeooo:paragraph-rsid="004dac6b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1" fo:font-size="12pt" officeooo:rsid="003a0667" officeooo:paragraph-rsid="004dac6b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1" fo:font-size="12pt" officeooo:rsid="004dac6b" officeooo:paragraph-rsid="004dac6b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1" fo:font-size="12pt" officeooo:rsid="0057388f" officeooo:paragraph-rsid="0057388f" style:font-name-asian="SimSun" style:font-size-asian="12pt" style:font-name-complex="Mangal1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3a0667" officeooo:paragraph-rsid="003a066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3a0667" officeooo:paragraph-rsid="004dac6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8862b" officeooo:paragraph-rsid="004dac6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dac6b" officeooo:paragraph-rsid="004dac6b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dac6b" officeooo:paragraph-rsid="0053c334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dac6b" officeooo:paragraph-rsid="005500b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dac6b" officeooo:paragraph-rsid="005812e4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09fe0" officeooo:paragraph-rsid="00509fe0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f56a7" officeooo:paragraph-rsid="005500b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1" fo:font-size="12pt" fo:font-weight="normal" officeooo:rsid="00443705" officeooo:paragraph-rsid="0051175b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1" fo:font-size="12pt" fo:font-weight="normal" officeooo:rsid="00443705" officeooo:paragraph-rsid="0051925b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1" fo:font-size="12pt" fo:font-weight="normal" officeooo:rsid="0051925b" officeooo:paragraph-rsid="0051925b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1" fo:font-size="12pt" fo:font-weight="normal" officeooo:rsid="005a7986" officeooo:paragraph-rsid="005a7986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1" fo:font-size="12pt" fo:font-weight="bold" officeooo:rsid="005500b8" officeooo:paragraph-rsid="005500b8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1" fo:font-size="12pt" fo:font-weight="bold" officeooo:rsid="00509fe0" officeooo:paragraph-rsid="00509fe0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1" fo:font-size="12pt" fo:font-style="italic" fo:font-weight="normal" officeooo:rsid="003a8789" officeooo:paragraph-rsid="004dac6b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1" fo:font-size="14pt" fo:font-weight="bold" officeooo:rsid="004dac6b" officeooo:paragraph-rsid="004dac6b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1" fo:font-size="14pt" fo:font-weight="bold" officeooo:rsid="004dac6b" officeooo:paragraph-rsid="005500b8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1" fo:font-size="14pt" fo:font-weight="bold" officeooo:rsid="005500b8" officeooo:paragraph-rsid="005500b8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 fo:break-before="page"/>
      <style:text-properties style:font-name="Liberation Serif1" fo:font-size="14pt" fo:font-weight="bold" officeooo:rsid="00509fe0" officeooo:paragraph-rsid="00509fe0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1" fo:font-size="14pt" fo:font-weight="bold" officeooo:rsid="0051925b" officeooo:paragraph-rsid="0051925b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text-position="0% 100%" style:font-name="Liberation Serif1" fo:font-size="12pt" fo:font-weight="normal" officeooo:rsid="004dac6b" officeooo:paragraph-rsid="004dac6b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position="0% 100%" style:font-name="Liberation Serif1" fo:font-size="12pt" fo:font-weight="normal" officeooo:rsid="004dac6b" officeooo:paragraph-rsid="004dac6b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position="0% 100%" style:font-name="Liberation Serif1" fo:font-size="12pt" fo:font-weight="normal" officeooo:rsid="00528eb0" officeooo:paragraph-rsid="005500b8" style:font-name-asian="SimSun" style:font-size-asian="12pt" style:font-weight-asian="normal" style:font-name-complex="Mangal1" style:font-size-complex="12pt" style:font-weight-complex="normal"/>
    </style:style>
    <style:style style:name="P31" style:family="paragraph" style:parent-style-name="Standard">
      <style:paragraph-properties fo:margin-top="0cm" fo:margin-bottom="0cm" style:contextual-spacing="false" fo:text-align="start" style:justify-single-word="false"/>
      <style:text-properties style:text-position="0% 100%" style:font-name="Liberation Serif1" fo:font-size="12pt" fo:font-weight="normal" officeooo:rsid="0051925b" officeooo:paragraph-rsid="0051925b" style:font-name-asian="SimSun" style:font-size-asian="12pt" style:font-weight-asian="normal" style:font-name-complex="Mangal1" style:font-size-complex="12pt" style:font-weight-complex="normal"/>
    </style:style>
    <style:style style:name="P32" style:family="paragraph" style:parent-style-name="Standard">
      <style:paragraph-properties fo:margin-top="0cm" fo:margin-bottom="0cm" style:contextual-spacing="false" fo:text-align="start" style:justify-single-word="false"/>
      <style:text-properties style:text-position="0% 100%" style:font-name="Liberation Serif1" fo:font-size="12pt" fo:font-weight="normal" officeooo:rsid="0045a91a" officeooo:paragraph-rsid="0051925b" style:font-name-asian="SimSun" style:font-size-asian="10.5pt" style:font-weight-asian="normal" style:font-name-complex="Mangal1" style:font-size-complex="12pt" style:font-weight-complex="normal"/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/>
      <style:text-properties style:text-position="0% 100%" style:font-name="Liberation Serif1" fo:font-size="10pt" fo:font-weight="normal" officeooo:rsid="01e03e6a" officeooo:paragraph-rsid="005c402c" style:font-name-asian="SimSun" style:font-size-asian="10pt" style:font-weight-asian="normal" style:font-name-complex="Mangal1" style:font-size-complex="10pt" style:font-weight-complex="normal"/>
    </style:style>
    <style:style style:name="P34" style:family="paragraph" style:parent-style-name="Standard">
      <style:paragraph-properties fo:margin-top="0cm" fo:margin-bottom="0cm" style:contextual-spacing="false" fo:text-align="start" style:justify-single-word="false"/>
      <style:text-properties style:text-position="0% 100%" style:font-name="Liberation Serif1" fo:font-size="10pt" fo:font-weight="normal" officeooo:rsid="005c6946" officeooo:paragraph-rsid="005c6946" style:font-name-asian="SimSun" style:font-size-asian="10pt" style:font-weight-asian="normal" style:font-name-complex="Mangal1" style:font-size-complex="10pt" style:font-weight-complex="normal"/>
    </style:style>
    <style:style style:name="P35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1" fo:font-size="12pt" fo:font-weight="normal" officeooo:rsid="0056348d" officeooo:paragraph-rsid="0056348d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Liberation Serif1" fo:font-size="12pt" fo:font-weight="normal" officeooo:rsid="0051175b" officeooo:paragraph-rsid="0051175b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Liberation Serif1" fo:font-size="12pt" fo:font-weight="normal" officeooo:rsid="005a7986" officeooo:paragraph-rsid="005a7986" style:font-size-asian="12pt" style:font-weight-asian="normal" style:font-size-complex="12pt" style:font-weight-complex="normal"/>
    </style:style>
    <style:style style:name="P38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Liberation Serif1" fo:font-size="12pt" fo:font-weight="normal" officeooo:rsid="00443705" officeooo:paragraph-rsid="0051925b" style:font-size-asian="12pt" style:font-weight-asian="normal" style:font-size-complex="12pt" style:font-weight-complex="normal"/>
    </style:style>
    <style:style style:name="P3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a066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dac6b" style:font-weight-asian="bold" style:font-weight-complex="bold"/>
    </style:style>
    <style:style style:name="T4" style:family="text">
      <style:text-properties fo:font-weight="bold" officeooo:rsid="0057388f" style:font-weight-asian="bold" style:font-weight-complex="bold"/>
    </style:style>
    <style:style style:name="T5" style:family="text">
      <style:text-properties officeooo:rsid="004dac6b"/>
    </style:style>
    <style:style style:name="T6" style:family="text">
      <style:text-properties style:font-name="Symbol" style:font-name-asian="Symbol" style:font-name-complex="Symbol"/>
    </style:style>
    <style:style style:name="T7" style:family="text">
      <style:text-properties style:font-name="Symbol" officeooo:rsid="003a0667" style:font-name-asian="Symbol" style:font-name-complex="Symbol"/>
    </style:style>
    <style:style style:name="T8" style:family="text">
      <style:text-properties style:font-name-asian="SimSun" style:font-name-complex="Mangal1"/>
    </style:style>
    <style:style style:name="T9" style:family="text">
      <style:text-properties officeooo:rsid="004dac6b" style:font-name-asian="SimSun" style:font-name-complex="Mangal1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4dac6b"/>
    </style:style>
    <style:style style:name="T12" style:family="text">
      <style:text-properties style:text-position="0% 100%" officeooo:rsid="003b0bb0"/>
    </style:style>
    <style:style style:name="T13" style:family="text">
      <style:text-properties style:text-position="0% 100%" style:font-name-asian="SimSun" style:font-name-complex="Mangal1"/>
    </style:style>
    <style:style style:name="T14" style:family="text">
      <style:text-properties style:text-position="0% 100%" officeooo:rsid="003a0667" style:font-name-asian="SimSun" style:font-name-complex="Mangal1"/>
    </style:style>
    <style:style style:name="T15" style:family="text">
      <style:text-properties style:text-position="0% 100%" officeooo:rsid="0051925b" style:font-name-asian="SimSun" style:font-name-complex="Mangal1"/>
    </style:style>
    <style:style style:name="T16" style:family="text">
      <style:text-properties style:text-position="0% 100%" officeooo:rsid="0045a91a" style:font-name-asian="SimSun" style:font-name-complex="Mangal1"/>
    </style:style>
    <style:style style:name="T17" style:family="text">
      <style:text-properties style:text-position="0% 100%" officeooo:rsid="005345a4" style:font-name-asian="SimSun" style:font-name-complex="Mangal1"/>
    </style:style>
    <style:style style:name="T18" style:family="text">
      <style:text-properties style:text-position="0% 100%" officeooo:rsid="005939a5" style:font-name-asian="SimSun" style:font-name-complex="Mangal1"/>
    </style:style>
    <style:style style:name="T19" style:family="text">
      <style:text-properties style:text-position="0% 100%" officeooo:rsid="005a7986" style:font-name-asian="SimSun" style:font-name-complex="Mangal1"/>
    </style:style>
    <style:style style:name="T20" style:family="text">
      <style:text-properties style:text-position="0% 100%" style:font-name="Liberation Serif" officeooo:rsid="00437c3d" style:font-name-asian="SimSun" style:font-name-complex="Mangal1"/>
    </style:style>
    <style:style style:name="T21" style:family="text">
      <style:text-properties style:text-position="0% 100%" style:font-name="Symbol" officeooo:rsid="003a0667" style:font-name-asian="Symbol" style:font-name-complex="Symbol"/>
    </style:style>
    <style:style style:name="T22" style:family="text">
      <style:text-properties style:text-position="0% 100%" fo:font-weight="bold" officeooo:rsid="0045a91a" style:font-name-asian="SimSun" style:font-weight-asian="bold" style:font-name-complex="Mangal1" style:font-weight-complex="bold"/>
    </style:style>
    <style:style style:name="T23" style:family="text">
      <style:text-properties officeooo:rsid="004f56a7"/>
    </style:style>
    <style:style style:name="T24" style:family="text">
      <style:text-properties officeooo:rsid="0051175b"/>
    </style:style>
    <style:style style:name="T25" style:family="text">
      <style:text-properties style:text-position="super 58%" officeooo:rsid="0051925b"/>
    </style:style>
    <style:style style:name="T26" style:family="text">
      <style:text-properties style:text-position="super 58%" officeooo:rsid="003a0667" style:font-name-asian="SimSun" style:font-name-complex="Mangal1"/>
    </style:style>
    <style:style style:name="T27" style:family="text">
      <style:text-properties officeooo:rsid="0051925b"/>
    </style:style>
    <style:style style:name="T28" style:family="text">
      <style:text-properties officeooo:rsid="005500b8"/>
    </style:style>
    <style:style style:name="T29" style:family="text">
      <style:text-properties style:font-name="Liberation Serif" officeooo:rsid="005500b8"/>
    </style:style>
    <style:style style:name="T30" style:family="text">
      <style:text-properties style:font-name="Liberation Serif" officeooo:rsid="005812e4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4f56a7" style:font-weight-asian="normal" style:font-weight-complex="normal"/>
    </style:style>
    <style:style style:name="T33" style:family="text">
      <style:text-properties fo:font-weight="normal" officeooo:rsid="0056348d" style:font-weight-asian="normal" style:font-weight-complex="normal"/>
    </style:style>
    <style:style style:name="T34" style:family="text">
      <style:text-properties officeooo:rsid="0056348d"/>
    </style:style>
    <style:style style:name="T35" style:family="text">
      <style:text-properties officeooo:rsid="0057388f"/>
    </style:style>
    <style:style style:name="T36" style:family="text">
      <style:text-properties officeooo:rsid="0057cadd"/>
    </style:style>
    <style:style style:name="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1cdb0b8" style:font-style-asian="normal" style:font-weight-asian="bold" style:font-style-complex="normal" style:font-weight-complex="bold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840c47" style:font-style-asian="normal" style:font-style-complex="normal"/>
    </style:style>
    <style:style style:name="T41" style:family="text">
      <style:text-properties fo:font-style="normal" officeooo:rsid="01cdb0b8" style:font-style-asian="normal" style:font-style-complex="normal"/>
    </style:style>
    <style:style style:name="T42" style:family="text">
      <style:text-properties officeooo:rsid="005dc6de"/>
    </style:style>
    <style:style style:name="T43" style:family="text">
      <style:text-properties officeooo:rsid="005ffe6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Definition: Grammatik</text:p>
      <text:p text:style-name="P7"/>
      <text:p text:style-name="P10">Eine Grammatik ist ein Tupel G = (N, T, S, <text:span text:style-name="T42">P</text:span>) mit den folgenden Bestandteilen:</text:p>
      <text:p text:style-name="P10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leLine2929964262608">
          <table:table-cell table:style-name="Tabelle2.A1" office:value-type="string">
            <text:p text:style-name="P22">Symbol</text:p>
          </table:table-cell>
          <table:table-cell table:style-name="Tabelle2.A1" office:value-type="string">
            <text:p text:style-name="P22">Erläuterung</text:p>
          </table:table-cell>
          <table:table-cell table:style-name="Tabelle2.C1" office:value-type="string">
            <text:p text:style-name="P22">Beispiel</text:p>
          </table:table-cell>
        </table:table-row>
        <table:table-row table:style-name="TableLine2929964263184">
          <table:table-cell table:style-name="Tabelle2.A2" office:value-type="string">
            <text:p text:style-name="P10">N</text:p>
          </table:table-cell>
          <table:table-cell table:style-name="Tabelle2.A2" office:value-type="string">
            <text:p text:style-name="P8">Menge von <text:span text:style-name="T3">Nichtterminalsymbolen</text:span></text:p>
            <text:p text:style-name="P10">d.h. Symbole, die durch andere Nichtterminalsymbole und/oder Terminalsymbole ersetzt werden</text:p>
          </table:table-cell>
          <table:table-cell table:style-name="Tabelle2.C2" office:value-type="string">
            <text:p text:style-name="P10">N = { &lt;Satz&gt;, &lt;Subjekt&gt;, … }</text:p>
          </table:table-cell>
        </table:table-row>
        <table:table-row table:style-name="TableLine2929964263760">
          <table:table-cell table:style-name="Tabelle2.A2" office:value-type="string">
            <text:p text:style-name="P5">T</text:p>
          </table:table-cell>
          <table:table-cell table:style-name="Tabelle2.A2" office:value-type="string">
            <text:p text:style-name="P4">Menge <text:span text:style-name="T5">von </text:span><text:span text:style-name="T3">Terminalsymbolen</text:span></text:p>
            <text:p text:style-name="P5">d.h. Symbole, aus denen die Wörter der von der Grammatik erzeugten Sprache bestehen</text:p>
          </table:table-cell>
          <table:table-cell table:style-name="Tabelle2.C2" office:value-type="string">
            <text:p text:style-name="P8"><text:span text:style-name="T5">T</text:span> = {<text:span text:style-name="T10"> </text:span><text:span text:style-name="T11">der, die, das, Hund, …</text:span><text:span text:style-name="T10"> </text:span><text:span text:style-name="T12">}</text:span></text:p>
          </table:table-cell>
        </table:table-row>
        <table:table-row table:style-name="TableLine2929964259440">
          <table:table-cell table:style-name="Tabelle2.A2" office:value-type="string">
            <text:p text:style-name="P4"><text:span text:style-name="T5">S</text:span> <text:span text:style-name="T6"></text:span><text:span text:style-name="T8"> </text:span><text:span text:style-name="T9">N</text:span></text:p>
          </table:table-cell>
          <table:table-cell table:style-name="Tabelle2.A2" office:value-type="string">
            <text:p text:style-name="P5">Ein Startsymbol aus der Menge der Nichtterminale</text:p>
          </table:table-cell>
          <table:table-cell table:style-name="Tabelle2.C2" office:value-type="string">
            <text:p text:style-name="P29">S = &lt;Satz&gt;</text:p>
          </table:table-cell>
        </table:table-row>
        <table:table-row table:style-name="TableLine2929964262032">
          <table:table-cell table:style-name="Tabelle2.A2" office:value-type="string">
            <text:p text:style-name="P6">P</text:p>
          </table:table-cell>
          <table:table-cell table:style-name="Tabelle2.A2" office:value-type="string">
            <text:p text:style-name="P5">Menge von <text:span text:style-name="T4">Produktionsregeln</text:span></text:p>
          </table:table-cell>
          <table:table-cell table:style-name="Tabelle2.C2" office:value-type="string">
            <text:p text:style-name="P28">&lt;Satz&gt; → &lt;Subjekt&gt; &lt;Prädikat&gt;</text:p>
          </table:table-cell>
        </table:table-row>
      </table:table>
      <text:p text:style-name="P9"/>
      <text:p text:style-name="P9"/>
      <text:p text:style-name="P24">Reguläre Grammatik<text:span text:style-name="T23">en</text:span></text:p>
      <text:p text:style-name="P30"/>
      <text:p text:style-name="P30">Bei regulären Grammatiken verwenden wir in der Regel Großbuchstaben für Nichtterminale und Kleinbuchstaben für Terminale.</text:p>
      <text:p text:style-name="P30"/>
      <text:p text:style-name="P12">Eine „reguläre Grammatik“ darf nur bestimmte, einfache <text:span text:style-name="T35">Produktions</text:span>regeln enthalten:</text:p>
      <text:p text:style-name="P10"/>
      <text:p text:style-name="P10"><text:tab/>A → bC <text:s text:c="6"/>oder <text:s text:c="6"/>D → e <text:s text:c="6"/><text:span text:style-name="T28">oder <text:s text:c="6"/>F → </text:span><text:span text:style-name="T29">ε</text:span></text:p>
      <text:p text:style-name="P10"/>
      <text:p text:style-name="P13">(A, C, D, <text:span text:style-name="T28">F</text:span> sind Nichtterminale, b und e Terminale, <text:span text:style-name="T28">F → </text:span><text:span text:style-name="T29">ε </text:span><text:span text:style-name="T30"><text:s/>ersetzt F durch nichts</text:span>).</text:p>
      <text:p text:style-name="P10">D.h. jedes Nichtterminal wird ersetzt durch genau ein Terminalsymbol und optional ein weiteres Nichtterminalsymbol. <text:span text:style-name="T23">So kann in jedem Ableitungsschritt nur ein weiterer Buchstabe des abzuleitenden Wortes hinzukommen.</text:span></text:p>
      <text:p text:style-name="P10"/>
      <text:p text:style-name="P12">Die Sprachen, die sich mit regulären Grammatiken erzeugen lassen, heißen „<text:span text:style-name="T2">reguläre Sprachen</text:span>“.</text:p>
      <text:p text:style-name="P12">Sie entsprechen genau den Sprachen, die sich mit endlichen Automaten prüfen lassen.</text:p>
      <text:p text:style-name="P12"/>
      <text:p text:style-name="P10"/>
      <text:p text:style-name="P25">Linkslineare und rechtslineare Grammatiken</text:p>
      <text:p text:style-name="P15"/>
      <text:p text:style-name="P20"><text:span text:style-name="T32">E</text:span><text:span text:style-name="T31">s gibt zwei Varianten von regulären Grammatiken – je nachdem ob man das Wort vom ersten bis zum letzten Buchstaben aufbaut oder umgekehrt. <text:line-break/></text:span><text:span text:style-name="T33">Eine reguläre Grammatik muss entweder links- oder rechtslinear sein.</text:span></text:p>
      <text:list xml:id="list335221399" text:style-name="L1">
        <text:list-item>
          <text:p text:style-name="P35">Rechtslineare Grammatiken:<text:line-break/>Das Wort wird vom Anfang zum Ende aufgebaut (der Normalfall).<text:line-break/>Die <text:span text:style-name="T35">Produktionsr</text:span>egeln haben die Form A → bC.</text:p>
        </text:list-item>
        <text:list-item>
          <text:p text:style-name="P35">Linkslineare Grammatiken:<text:line-break/>Das Wort wird vom Ende zum Anfang aufgebaut.<text:line-break/>Die <text:span text:style-name="T35">Produktionsr</text:span>egeln haben die Form A → Cb.<text:line-break/><text:span text:style-name="T36">W</text:span>elchen praktischen Nutzen <text:span text:style-name="T36">linkslineare</text:span> Grammatik<text:span text:style-name="T35">en</text:span> ha<text:span text:style-name="T36">ben</text:span>, <text:span text:style-name="T36">ist fraglich</text:span>, <text:span text:style-name="T36">sie </text:span>gehören <text:span text:style-name="T36">jedoch</text:span> zu den Anforderungen des Zentralabiturs.</text:p>
        </text:list-item>
      </text:list>
      <text:p text:style-name="P21"/>
      <text:p text:style-name="P26">Aufgabe <text:span text:style-name="T24">1</text:span></text:p>
      <text:p text:style-name="P14"/>
      <text:list xml:id="list80870240" text:style-name="L2">
        <text:list-item>
          <text:p text:style-name="P36">Gegeben ist folgende reguläre (<text:span text:style-name="T34">rechts</text:span>lineare) Grammatik: <text:line-break/>T = { a, b}<text:tab/><text:tab/><text:tab/>(Terminalsymbole)<text:line-break/>N = { S, A, B}<text:tab/><text:tab/><text:tab/>(Nichtterminalsymbole)<text:line-break/>S = S<text:tab/><text:tab/><text:tab/><text:tab/>(Startsymbol)<text:line-break/><text:span text:style-name="T35">P</text:span> = {<text:tab/>S → aA,<text:tab/><text:tab/>(<text:span text:style-name="T35">Produktion</text:span>sregeln)<text:line-break/><text:tab/>A → aA | bB | b,<text:line-break/><text:tab/>B → aA | bB | b <text:s/>}<text:line-break/><text:line-break/>Prüfe durch Angabe einer Ableitungsfolge oder eines Ableitungsbaumes, ob das Wort „ababb“ aus dem Startsymbol abgeleitet werden kann.<text:line-break/>Gib dann mindestens drei Wörter an, die sich mit den <text:span text:style-name="T35">Produktion</text:span>sregeln aus dem Startsymbol S herleiten lassen.<text:line-break/>Beschreibe anschließend die Struktur der Wörter, die durch die Grammatik erzeugt werden.</text:p>
        </text:list-item>
      </text:list>
      <text:p text:style-name="P16"/>
      <text:list xml:id="list173749772446481" text:continue-numbering="true" text:style-name="L2">
        <text:list-item>
          <text:p text:style-name="P36">Gegeben ist folgende reguläre (<text:span text:style-name="T34">rechts</text:span>lineare) Grammatik: <text:line-break/>T = { a, h, l, o, ? }<text:line-break/>N = { S, A, B, C, D, E }<text:line-break/>S = S<text:line-break/><text:span text:style-name="T43">P</text:span> = {<text:tab/>S → hA,<text:tab/>(1)<text:line-break/><text:tab/>A → aB,<text:tab/>(2)<text:line-break/><text:tab/>B → lC,<text:tab/>(3)<text:line-break/><text:tab/>C → lD,<text:tab/>(4)<text:line-break/><text:tab/>D → oE,<text:tab/>(5)<text:line-break/><text:tab/>E → hA,<text:tab/>(6)<text:line-break/><text:tab/>E → ?<text:tab/><text:tab/>(7)<text:line-break/><text:line-break/>Gib zwei Wörter an, die sich mit den <text:span text:style-name="T35">Produktion</text:span>sregeln aus dem Startsymbol S herleiten lassen.<text:line-break/>Beschreibe die Struktur der Wörter, die durch die Grammatik erzeugt werden können.<text:line-break/>Wie ändert sich die Struktur der Wörter, wenn die Regel (6) entfernt wird?</text:p>
        </text:list-item>
      </text:list>
      <text:p text:style-name="P16"/>
      <text:p text:style-name="P18"/>
      <text:p text:style-name="P27">Aufgabe 2</text:p>
      <text:p text:style-name="P11"/>
      <text:p text:style-name="P18">Entwickle je eine reguläre Grammatik, mit der man die folgenden Sprachen erzeugen kann:</text:p>
      <text:p text:style-name="P18"/>
      <text:list xml:id="list173750005311173" text:continue-list="list173749772446481" text:style-name="L2">
        <text:list-item text:start-value="1">
          <text:p text:style-name="P37">L(G) = { w | w beginnt mit aa und endet mit bb }</text:p>
        </text:list-item>
      </text:list>
      <text:p text:style-name="P19"/>
      <text:list xml:id="list173751060477899" text:continue-numbering="true" text:style-name="L2">
        <text:list-item>
          <text:p text:style-name="P38">L(<text:span text:style-name="T27">G</text:span>) = { a<text:span text:style-name="T25">m</text:span>b<text:span text:style-name="T25">n</text:span> | <text:span text:style-name="T27">m, n</text:span> <text:span text:style-name="T7"> </text:span>N, <text:span text:style-name="T27">m</text:span> <text:span text:style-name="T27">gerade</text:span>, <text:span text:style-name="T27">n ungerade } <text:s text:c="2"/>Hinweis: mind. 2 a und 1 b</text:span></text:p>
        </text:list-item>
      </text:list>
      <text:p text:style-name="P17"/>
      <text:list xml:id="list173750402562800" text:continue-numbering="true" text:style-name="L2">
        <text:list-item>
          <text:p text:style-name="P38"><text:span text:style-name="T27">L(G) = </text:span><text:span text:style-name="T13">{ </text:span><text:span text:style-name="T20">w </text:span><text:span text:style-name="T21"></text:span><text:span text:style-name="T14"> Σ</text:span><text:span text:style-name="T26">*</text:span><text:span text:style-name="T14"> </text:span><text:span text:style-name="T15">| w enthält die Kombination abba }</text:span></text:p>
        </text:list-item>
      </text:list>
      <text:p text:style-name="P31"/>
      <text:list xml:id="list173750958619104" text:continue-numbering="true" text:style-name="L2">
        <text:list-item>
          <text:p text:style-name="P38"><text:span text:style-name="T15">L(G) = </text:span><text:span text:style-name="T13">{ </text:span><text:span text:style-name="T20">w </text:span><text:span text:style-name="T21"></text:span><text:span text:style-name="T14"> Σ</text:span><text:span text:style-name="T26">*</text:span><text:span text:style-name="T14"> </text:span><text:span text:style-name="T16">| w enthält mindestens 3 a's </text:span><text:span text:style-name="T22">und</text:span><text:span text:style-name="T16"> mindestens 2 b's }<text:line-break/><text:line-break/></text:span><text:span text:style-name="T17">Tipp: </text:span><text:span text:style-name="T18">zu </text:span><text:span text:style-name="T19">c</text:span><text:span text:style-name="T18">) und </text:span><text:span text:style-name="T19">d</text:span><text:span text:style-name="T18">) </text:span><text:span text:style-name="T17">nimm den </text:span><text:span text:style-name="T18">entsprechenden </text:span><text:span text:style-name="T17">endlichen Automaten zur Hilfe.</text:span></text:p>
        </text:list-item>
      </text:list>
      <text:p text:style-name="P18"/>
      <text:p text:style-name="P18"/>
      <text:p text:style-name="P32"/>
      <text:p text:style-name="P33"><draw:frame text:anchor-type="paragraph" draw:z-index="0" draw:name="Form1" draw:style-name="gr1" draw:text-style-name="P39" svg:width="1.795cm" svg:height="0.63cm" svg:x="15.161cm" svg:y="0.125cm"><draw:image xlink:href="Pictures/10000000000000580000001F84D8045FF773DCF2.png" xlink:type="simple" xlink:show="embed" xlink:actuate="onLoad" draw:mime-type="image/png"><text:p/></draw:image></draw:frame><text:span text:style-name="T37">Autor: </text:span><text:span text:style-name="T39">Christian Pothmann – </text:span><text:a xlink:type="simple" xlink:href="https://cpothmann.de/" text:style-name="Internet_20_link" text:visited-style-name="Visited_20_Internet_20_Link"><text:span text:style-name="T39">c</text:span></text:a><text:a xlink:type="simple" xlink:href="https://cpothmann.de/" text:style-name="Internet_20_link" text:visited-style-name="Visited_20_Internet_20_Link"><text:span text:style-name="T40">pothmann.de</text:span></text:a><text:span text:style-name="T40">, f</text:span><text:span text:style-name="T39">reigegeben unter </text:span><text:a xlink:type="simple" xlink:href="https://creativecommons.org/licenses/by-nc-sa/4.0/" text:style-name="Internet_20_link" text:visited-style-name="Visited_20_Internet_20_Link"><text:span text:style-name="T39">CC BY-NC-SA 4.0</text:span></text:a><text:span text:style-name="T39">, </text:span><text:span text:style-name="T41">März 2022</text:span></text:p>
      <text:p text:style-name="P34"><text:span text:style-name="T38">Q</text:span><text:span text:style-name="T37">uellen</text:span><text:span text:style-name="T39">: Aufgabe 1 von Daniel Garman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1" fo:font-weight="bold" officeooo:rsid="004dac6b" officeooo:paragraph-rsid="004dac6b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MT1" style:family="text">
      <style:text-properties officeooo:rsid="003a0667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929964255696">
            <table:table-cell table:style-name="Tabelle1.A1" office:value-type="string">
              <text:p text:style-name="MP1">Reguläre Grammatiken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nformatik – <text:span text:style-name="MT1">Formale Sprachen</text:span></text:p>
            </table:table-cell>
          </table:table-row>
        </table:table>
        <text:p text:style-name="Header"/>
      </style:head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10-20T17:37:48.811000000</dc:date>
    <meta:editing-duration>PT6H37M48S</meta:editing-duration>
    <meta:editing-cycles>68</meta:editing-cycles>
    <meta:generator>LibreOffice/7.3.3.2$Windows_X86_64 LibreOffice_project/d1d0ea68f081ee2800a922cac8f79445e4603348</meta:generator>
    <meta:document-statistic meta:table-count="2" meta:image-count="0" meta:object-count="0" meta:page-count="2" meta:paragraph-count="45" meta:word-count="599" meta:character-count="3552" meta:non-whitespace-character-count="2951"/>
  </office:meta>
</office:document-meta>
</file>